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e91e63" draw:secondary-fill-color="#729fcf" draw:fill-gradient-name="Gradient_20_1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="gradient" draw:fill-color="#e91e63" draw:fill-gradient-name="Gradient_20_17" draw:opacity="100%"/>
    </style:style>
    <style:style style:name="gr3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3f51b5" draw:secondary-fill-color="#729fc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 draw:fill="gradient" draw:fill-color="#3f51b5" draw:fill-gradient-name="Gradient_20_13" draw:opacity="100%"/>
    </style:style>
    <style:style style:name="gr5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3f51b5" draw:secondary-fill-color="#729fcf" draw:fill-gradient-name="Gradient_20_1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6" style:family="graphic" style:parent-style-name="standard">
      <style:graphic-properties draw:stroke="none" draw:fill="gradient" draw:fill-color="#3f51b5" draw:fill-gradient-name="Gradient_20_15" draw:opacity="100%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gradient" draw:fill-gradient-name="Gradient_20_11" draw:textarea-horizontal-align="justify" draw:textarea-vertical-align="middle" draw:auto-grow-height="false" fo:min-height="1.536cm" fo:min-width="0cm"/>
    </style:style>
    <style:style style:name="gr9" style:family="graphic" style:parent-style-name="standard">
      <style:graphic-properties draw:textarea-vertical-align="middle" draw:auto-grow-height="false" fo:min-height="0.251cm" fo:min-width="0.251cm" fo:wrap-option="wrap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0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1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ふい字" fo:font-size="10pt" style:font-name-asian="ふい字" style:font-size-asian="10pt" style:font-size-complex="10pt"/>
    </style:style>
    <style:style style:name="P5" style:family="paragraph">
      <loext:graphic-properties draw:fill="none" draw:fill-color="#ffffff"/>
      <style:text-properties style:font-name="ふい字" fo:font-size="10pt" style:font-name-asian="ふい字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ふい字" fo:font-size="10pt" style:font-name-asian="ふい字" style:font-size-asian="10pt" style:font-size-complex="10pt"/>
    </style:style>
    <style:style style:name="P7" style:family="paragraph">
      <style:paragraph-properties fo:text-align="center"/>
      <style:text-properties style:font-name="ふい字" fo:font-size="9pt" style:font-name-asian="ふい字" style:font-size-asian="9pt" style:font-size-complex="9pt"/>
    </style:style>
    <style:style style:name="P8" style:family="paragraph">
      <loext:graphic-properties draw:fill="none" draw:fill-color="#ffffff"/>
      <style:paragraph-properties fo:text-align="center"/>
      <style:text-properties style:font-name="ふい字" fo:font-size="9pt" style:font-name-asian="ふい字" style:font-size-asian="9pt" style:font-size-complex="9pt"/>
    </style:style>
    <style:style style:name="T1" style:family="text">
      <style:text-properties style:font-name="ふい字" fo:font-size="10pt" fo:font-weight="bold" style:font-name-asian="ふい字" style:font-size-asian="10pt" style:font-weight-asian="bold" style:font-size-complex="10pt" style:font-weight-complex="bold"/>
    </style:style>
    <style:style style:name="T2" style:family="text">
      <style:text-properties style:font-name="ふい字" fo:font-size="10pt" style:font-name-asian="ふい字" style:font-size-asian="10pt" style:font-size-complex="10pt"/>
    </style:style>
    <style:style style:name="T3" style:family="text">
      <style:text-properties style:font-name="ふい字" fo:font-size="9pt" style:font-name-asian="ふい字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3d:scene draw:style-name="gr1" svg:width="1.5cm" svg:height="1.5cm" svg:x="0.5cm" svg:y="0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1.5cm" svg:height="1.5cm" svg:x="2.75cm" svg:y="0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1.5cm" svg:height="1.5cm" svg:x="4.024cm" svg:y="0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aw:line draw:style-name="gr7" draw:text-style-name="P1" draw:layer="layout" svg:x1="2.65cm" svg:y1="0cm" svg:x2="2.65cm" svg:y2="4.5cm">
          <text:p/>
        </draw:line>
        <draw:custom-shape draw:style-name="gr8" draw:text-style-name="P2" draw:layer="layout" svg:width="0.036cm" svg:height="2cm" svg:x="4.122cm" svg:y="0.3cm">
          <text:p/>
          <draw:enhanced-geometry svg:viewBox="0 0 88 21600" draw:glue-points="44 ?f6 44 0 0 10800 44 21600 88 10800" draw:text-areas="0 ?f6 88 ?f3" draw:mirror-horizontal="false" draw:mirror-vertical="false" draw:type="can" draw:modifiers="507.3463268365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layer="layout" svg:width="0.75cm" svg:height="0.5cm" svg:x="3.75cm" svg:y="0.05cm">
          <text:p/>
          <draw:enhanced-geometry svg:viewBox="0 0 21600 21600" draw:text-areas="0 0 21600 21600" draw:type="circular-arrow" draw:modifiers="180 128.650503063749 4628.070785272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5" draw:layer="layout" svg:width="2.5cm" svg:height="0.603cm" svg:x="0cm" svg:y="3.6cm">
          <draw:text-box>
            <text:p text:style-name="P4"><text:span text:style-name="T1">単</text:span><text:span text:style-name="T2">原</text:span><text:span text:style-name="T2">子</text:span><text:span text:style-name="T2">分</text:span><text:span text:style-name="T2">子</text:span></text:p>
          </draw:text-box>
        </draw:frame>
        <draw:frame draw:style-name="gr11" draw:text-style-name="P6" draw:layer="layout" svg:width="3.75cm" svg:height="0.603cm" svg:x="2.35cm" svg:y="3.647cm">
          <draw:text-box>
            <text:p text:style-name="P4"><text:span text:style-name="T1">多</text:span><text:span text:style-name="T2">原</text:span><text:span text:style-name="T2">子分</text:span><text:span text:style-name="T2">子</text:span></text:p>
          </draw:text-box>
        </draw:frame>
        <draw:frame draw:style-name="gr12" draw:text-style-name="P8" draw:layer="layout" svg:width="2.75cm" svg:height="0.887cm" svg:x="-0.05cm" svg:y="2.479cm">
          <draw:text-box>
            <text:p text:style-name="P7"><text:span text:style-name="T3">回</text:span><text:span text:style-name="T3">転</text:span><text:span text:style-name="T3">し</text:span><text:span text:style-name="T3">て</text:span><text:span text:style-name="T3">も</text:span><text:span text:style-name="T3">状</text:span><text:span text:style-name="T3">態</text:span><text:span text:style-name="T3">は</text:span><text:span text:style-name="T3">変</text:span><text:span text:style-name="T3">わ</text:span><text:span text:style-name="T3">ら</text:span><text:span text:style-name="T3">な</text:span><text:span text:style-name="T3">い</text:span></text:p>
          </draw:text-box>
        </draw:frame>
        <draw:frame draw:style-name="gr13" draw:text-style-name="P8" draw:layer="layout" svg:width="3.656cm" svg:height="0.887cm" svg:x="2.344cm" svg:y="2.5cm">
          <draw:text-box>
            <text:p text:style-name="P7"><text:span text:style-name="T3">回</text:span><text:span text:style-name="T3">転</text:span><text:span text:style-name="T3">し</text:span><text:span text:style-name="T3">た</text:span><text:span text:style-name="T3">ら</text:span></text:p>
            <text:p text:style-name="P7"><text:span text:style-name="T3">状</text:span><text:span text:style-name="T3">態</text:span><text:span text:style-name="T3">が</text:span><text:span text:style-name="T3">変</text:span><text:span text:style-name="T3">わ</text:span><text:span text:style-name="T3">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11" draw:display-name="Gradient 11" draw:style="linear" draw:start-color="#212121" draw:end-color="#ffebee" draw:start-intensity="100%" draw:end-intensity="100%" draw:angle="30deg" draw:border="0%"/>
    <draw:gradient draw:name="Gradient_20_12" draw:display-name="Gradient 12" draw:style="linear" draw:start-color="#7a7a7a" draw:end-color="#fff3f5" draw:start-intensity="100%" draw:end-intensity="100%" draw:angle="30deg" draw:border="0%"/>
    <draw:gradient draw:name="Gradient_20_13" draw:display-name="Gradient 13" draw:style="linear" draw:start-color="#66bb6a" draw:end-color="#80cbc4" draw:start-intensity="100%" draw:end-intensity="100%" draw:angle="30deg" draw:border="0%"/>
    <draw:gradient draw:name="Gradient_20_15" draw:display-name="Gradient 15" draw:style="linear" draw:start-color="#66bb6a" draw:end-color="#80cbc4" draw:start-intensity="100%" draw:end-intensity="100%" draw:angle="30deg" draw:border="0%"/>
    <draw:gradient draw:name="Gradient_20_16" draw:display-name="Gradient 16" draw:style="linear" draw:start-color="#7986cb" draw:end-color="#7b1fa2" draw:start-intensity="100%" draw:end-intensity="100%" draw:angle="30deg" draw:border="0%"/>
    <draw:gradient draw:name="Gradient_20_17" draw:display-name="Gradient 17" draw:style="linear" draw:start-color="#7986cb" draw:end-color="#f8bbd0" draw:start-intensity="100%" draw:end-intensity="100%" draw:angle="30deg" draw:border="0%"/>
    <draw:gradient draw:name="Pastel_20_Bouquet" draw:display-name="Pastel Bouquet" draw:style="linear" draw:start-color="#7986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8T23:35:31.285270180</dc:date>
    <meta:editing-duration>PT6H23M1S</meta:editing-duration>
    <meta:editing-cycles>242</meta:editing-cycles>
    <meta:generator>LibreOffice/7.3.5.2$Linux_X86_64 LibreOffice_project/30$Build-2</meta:generator>
    <meta:document-statistic meta:object-count="13"/>
  </office:meta>
</office:document-meta>
</file>